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15cm" svg:stroke-color="#000000" draw:marker-start-width="0.23cm" draw:marker-end="Arrow" draw:marker-end-width="0.23cm" draw:fill="none" draw:fill-color="#ffffff" draw:textarea-horizontal-align="left" draw:auto-grow-height="true" draw:auto-grow-width="true" fo:min-height="1.595cm" fo:min-width="1.375cm" fo:padding-top="0.15cm" fo:padding-bottom="0.15cm" fo:padding-left="0.275cm" fo:padding-right="0.275cm"/>
    </style:style>
    <style:style style:name="gr2" style:family="graphic" style:parent-style-name="standard">
      <style:graphic-properties svg:stroke-width="0.15cm" svg:stroke-color="#008000" draw:marker-start-width="0.23cm" draw:marker-end-width="0.23cm" draw:textarea-horizontal-align="center" draw:textarea-vertical-align="middle" fo:padding-top="0.2cm" fo:padding-bottom="0.2cm" fo:padding-left="0.325cm" fo:padding-right="0.325cm"/>
    </style:style>
    <style:style style:name="gr3" style:family="graphic" style:parent-style-name="standard" style:list-style-name="L1">
      <style:graphic-properties draw:stroke="none" svg:stroke-width="0.15cm" svg:stroke-color="#008000" draw:marker-start-width="0.23cm" draw:marker-end="Arrow" draw:marker-end-width="0.23cm" draw:fill="none" draw:fill-color="#ffffff" draw:textarea-horizontal-align="left" draw:auto-grow-height="true" draw:auto-grow-width="true" fo:min-height="1.595cm" fo:min-width="1.375cm" fo:padding-top="0.15cm" fo:padding-bottom="0.15cm" fo:padding-left="0.275cm" fo:padding-right="0.275cm"/>
    </style:style>
    <style:style style:name="gr4" style:family="graphic" style:parent-style-name="standard">
      <style:graphic-properties svg:stroke-width="0.15cm" svg:stroke-color="#000000" draw:marker-start-width="0.23cm" draw:marker-end-width="0.23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 style:list-style-name="L1">
      <style:graphic-properties draw:stroke="none" svg:stroke-width="0.15cm" svg:stroke-color="#000000" draw:marker-start-width="0.23cm" draw:marker-end="Arrow" draw:marker-end-width="0.23cm" draw:fill="none" draw:fill-color="#ffffff" draw:textarea-horizontal-align="left" draw:auto-grow-height="true" draw:auto-grow-width="true" fo:min-height="1.351cm" fo:min-width="0.864cm" fo:padding-top="0.15cm" fo:padding-bottom="0.15cm" fo:padding-left="0.275cm" fo:padding-right="0.275cm"/>
    </style:style>
    <style:style style:name="gr6" style:family="graphic" style:parent-style-name="standard" style:list-style-name="L1">
      <style:graphic-properties draw:stroke="none" svg:stroke-width="0.15cm" svg:stroke-color="#000000" draw:marker-start-width="0.23cm" draw:marker-end="Arrow" draw:marker-end-width="0.23cm" draw:fill="none" draw:fill-color="#ffffff" draw:textarea-horizontal-align="left" draw:auto-grow-height="true" draw:auto-grow-width="true" fo:min-height="1.595cm" fo:min-width="1.374cm" fo:padding-top="0.15cm" fo:padding-bottom="0.15cm" fo:padding-left="0.275cm" fo:padding-right="0.275cm"/>
    </style:style>
    <style:style style:name="gr7" style:family="graphic" style:parent-style-name="standard" style:list-style-name="L1">
      <style:graphic-properties draw:stroke="none" svg:stroke-width="0.15cm" svg:stroke-color="#000000" draw:marker-start-width="0.23cm" draw:marker-end="Arrow" draw:marker-end-width="0.23cm" draw:fill="none" draw:fill-color="#ffffff" draw:textarea-horizontal-align="left" draw:auto-grow-height="true" draw:auto-grow-width="true" fo:min-height="1.351cm" fo:min-width="0.863cm" fo:padding-top="0.15cm" fo:padding-bottom="0.15cm" fo:padding-left="0.275cm" fo:padding-right="0.275cm"/>
    </style:style>
    <style:style style:name="gr8" style:family="graphic" style:parent-style-name="standard" style:list-style-name="L1">
      <style:graphic-properties draw:stroke="none" svg:stroke-width="0.15cm" svg:stroke-color="#000000" draw:marker-start-width="0.23cm" draw:marker-end="Arrow" draw:marker-end-width="0.23cm" draw:fill="none" draw:fill-color="#ffffff" draw:textarea-horizontal-align="left" draw:auto-grow-height="true" draw:auto-grow-width="true" fo:min-height="1.595cm" fo:min-width="1.375cm" fo:padding-top="0.15cm" fo:padding-bottom="0.15cm" fo:padding-left="0.275cm" fo:padding-right="0.275cm"/>
    </style:style>
    <style:style style:name="gr9" style:family="graphic" style:parent-style-name="standard" style:list-style-name="L1">
      <style:graphic-properties draw:stroke="none" svg:stroke-width="0.15cm" svg:stroke-color="#000000" draw:marker-start-width="0.23cm" draw:marker-end="Arrow" draw:marker-end-width="0.23cm" draw:fill="none" draw:fill-color="#ffffff" draw:textarea-horizontal-align="left" draw:auto-grow-height="true" draw:auto-grow-width="true" fo:min-height="1.594cm" fo:min-width="1.375cm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15cm" svg:stroke-color="#008000" draw:marker-start-width="0.23cm" draw:marker-end-width="0.23cm" draw:textarea-horizontal-align="center" draw:textarea-vertical-align="middle" fo:padding-top="0.2cm" fo:padding-bottom="0.2cm" fo:padding-left="0.325cm" fo:padding-right="0.325cm"/>
    </style:style>
    <style:style style:name="gr11" style:family="graphic" style:parent-style-name="standard">
      <style:graphic-properties draw:stroke="solid" draw:stroke-dash="Dashed_20__28_var_29_" svg:stroke-width="0.15cm" svg:stroke-color="#008000" draw:marker-start-width="0.23cm" draw:marker-end-width="0.23cm" draw:textarea-horizontal-align="center" draw:textarea-vertical-align="middle" fo:padding-top="0.2cm" fo:padding-bottom="0.2cm" fo:padding-left="0.325cm" fo:padding-right="0.325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style:text-outline="false" style:text-line-through-style="none" style:text-position="0% 100%" fo:font-family="cmmi9" style:font-family-generic="swiss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color="#008000" fo:font-family="cmmi9" style:font-family-generic="swiss" style:font-pitch="variable" fo:font-size="26pt" fo:font-style="normal" fo:font-weight="normal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8000" style:text-outline="false" style:text-line-through-style="none" style:text-position="0% 100%" fo:font-family="cmmi9" style:font-family-generic="swiss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  <style:text-properties fo:font-family="cmmi9" style:font-family-generic="swiss" style:font-pitch="variable" fo:font-size="26pt" fo:font-style="normal" fo:font-weight="normal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use-window-font-color="true" style:text-outline="false" style:text-line-through-style="none" fo:font-family="cmmi9" style:font-family-generic="swiss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position="0% 100%" fo:font-family="cmmi9" style:font-family-generic="swiss" style:font-pitch="variable" fo:font-size="26pt" fo:font-style="normal" fo:text-shadow="none" style:text-underline-style="none" fo:font-weight="normal" style:letter-kerning="true" style:font-family-asian="cmsy10" style:font-style-name-asian="Regular" style:font-size-asian="18pt" style:font-style-asian="normal" style:font-weight-asian="normal" style:font-family-complex="cmsy10" style:font-style-name-complex="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8000" style:text-outline="false" style:text-line-through-style="none" style:text-position="0% 100%" fo:font-family="cmmi9" style:font-family-generic="swiss" style:font-pitch="variable" fo:font-size="26pt" fo:font-style="normal" fo:text-shadow="none" style:text-underline-style="none" fo:font-weight="normal" style:letter-kerning="true" style:font-family-asian="cmsy10" style:font-style-name-asian="Regular" style:font-size-asian="18pt" style:font-style-asian="normal" style:font-weight-asian="normal" style:font-family-complex="cmsy10" style:font-style-name-complex="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cmmi9" style:font-family-generic="swiss" style:font-pitch="variable" fo:font-size="2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925cm" svg:height="1.895cm" svg:x="3.101cm" svg:y="5.694cm">
          <draw:text-box>
            <text:p text:style-name="P1"><text:span text:style-name="T1">N</text:span></text:p>
          </draw:text-box>
        </draw:frame>
        <draw:connector draw:style-name="gr2" draw:text-style-name="P3" xml:id="id1" draw:id="id1" draw:layer="layout" draw:type="line" svg:x1="11.072cm" svg:y1="1.098cm" svg:x2="12.479cm" svg:y2="4.745cm" svg:d="m11072 1098 1407 3647">
          <text:p/>
        </draw:connector>
        <draw:connector draw:style-name="gr2" draw:text-style-name="P3" draw:layer="layout" draw:type="line" svg:x1="10.13cm" svg:y1="2.067cm" svg:x2="12.479cm" svg:y2="4.745cm" draw:end-shape="id1" draw:end-glue-point="3" svg:d="m10130 2067 2349 2678">
          <text:p/>
        </draw:connector>
        <draw:connector draw:style-name="gr2" draw:text-style-name="P3" xml:id="id2" draw:id="id2" draw:layer="layout" draw:type="line" svg:x1="10.114cm" svg:y1="2.112cm" svg:x2="9.321cm" svg:y2="4.704cm" svg:d="m10114 2112-793 2592">
          <text:p/>
        </draw:connector>
        <draw:connector draw:style-name="gr2" draw:text-style-name="P3" draw:layer="layout" draw:type="line" svg:x1="11.073cm" svg:y1="1.099cm" svg:x2="10.086cm" svg:y2="2.158cm" svg:d="m11073 1099-987 1059">
          <text:p/>
        </draw:connector>
        <draw:connector draw:style-name="gr2" draw:text-style-name="P3" draw:layer="layout" draw:type="line" svg:x1="11.153cm" svg:y1="1.085cm" svg:x2="11.05cm" svg:y2="1.12cm" svg:d="m11153 1085-103 35">
          <text:p/>
        </draw:connector>
        <draw:frame draw:style-name="gr3" draw:text-style-name="P4" draw:layer="layout" svg:width="1.925cm" svg:height="1.895cm" svg:x="10.302cm" svg:y="5.695cm">
          <draw:text-box>
            <text:p text:style-name="P1"><text:span text:style-name="T2">G</text:span></text:p>
          </draw:text-box>
        </draw:frame>
        <draw:connector draw:style-name="gr2" draw:text-style-name="P3" draw:layer="layout" draw:type="line" svg:x1="10.872cm" svg:y1="2.944cm" svg:x2="9.321cm" svg:y2="4.704cm" draw:end-shape="id2" draw:end-glue-point="3" svg:d="m10872 2944-1551 1760">
          <text:p/>
        </draw:connector>
        <draw:connector draw:style-name="gr4" draw:text-style-name="P5" xml:id="id4" draw:id="id4" draw:layer="layout" draw:type="line" svg:x1="1.45cm" svg:y1="3.529cm" svg:x2="0.477cm" svg:y2="4.646cm" svg:d="m1450 3529-973 1117">
          <text:p/>
        </draw:connector>
        <draw:frame draw:style-name="gr5" draw:text-style-name="P6" draw:layer="layout" svg:width="1.414cm" svg:height="1.651cm" svg:x="6.818cm" svg:y="4.646cm">
          <draw:text-box>
            <text:p text:style-name="P1"><text:span text:style-name="T3">e</text:span></text:p>
          </draw:text-box>
        </draw:frame>
        <draw:frame draw:style-name="gr6" draw:text-style-name="P6" draw:layer="layout" svg:width="1.924cm" svg:height="1.895cm" svg:x="3.384cm" svg:y="4.651cm">
          <draw:text-box>
            <text:p text:style-name="P1"><text:span text:style-name="T3">c</text:span></text:p>
          </draw:text-box>
        </draw:frame>
        <draw:frame draw:style-name="gr7" draw:text-style-name="P6" draw:layer="layout" svg:width="1.413cm" svg:height="1.651cm" svg:x="0.007cm" svg:y="4.646cm">
          <draw:text-box>
            <text:p text:style-name="P1"><text:span text:style-name="T3">a</text:span></text:p>
          </draw:text-box>
        </draw:frame>
        <draw:connector draw:style-name="gr4" draw:text-style-name="P5" draw:layer="layout" draw:type="line" svg:x1="6.336cm" svg:y1="3.433cm" svg:x2="7.404cm" svg:y2="4.646cm" draw:start-shape="id3" draw:start-glue-point="3" svg:d="m6336 3433 1068 1213">
          <text:p/>
        </draw:connector>
        <draw:connector draw:style-name="gr4" draw:text-style-name="P5" draw:layer="layout" draw:type="line" svg:x1="2.951cm" svg:y1="3.546cm" svg:x2="3.979cm" svg:y2="4.681cm" svg:d="m2951 3546 1028 1135">
          <text:p/>
        </draw:connector>
        <draw:frame draw:style-name="gr8" draw:text-style-name="P6" draw:layer="layout" svg:width="1.925cm" svg:height="1.895cm" svg:x="4.967cm" svg:y="4.633cm">
          <draw:text-box>
            <text:p text:style-name="P1"><text:span text:style-name="T3">d</text:span></text:p>
          </draw:text-box>
        </draw:frame>
        <draw:connector draw:style-name="gr4" draw:text-style-name="P5" draw:layer="layout" draw:type="line" svg:x1="2.257cm" svg:y1="4.294cm" svg:x2="2.258cm" svg:y2="4.717cm" svg:d="m2257 4294 1 423">
          <text:p/>
        </draw:connector>
        <draw:frame draw:style-name="gr9" draw:text-style-name="P6" draw:layer="layout" svg:width="1.925cm" svg:height="1.894cm" svg:x="1.837cm" svg:y="4.635cm">
          <draw:text-box>
            <text:p text:style-name="P1"><text:span text:style-name="T3">b</text:span></text:p>
          </draw:text-box>
        </draw:frame>
        <draw:connector draw:style-name="gr4" draw:text-style-name="P5" draw:layer="layout" draw:type="line" svg:x1="5.519cm" svg:y1="4.268cm" svg:x2="5.518cm" svg:y2="4.732cm" svg:d="m5519 4268-1 464">
          <text:p/>
        </draw:connector>
        <draw:connector draw:style-name="gr10" draw:text-style-name="P5" draw:layer="layout" draw:type="line" svg:x1="3.861cm" svg:y1="2.422cm" svg:x2="2.207cm" svg:y2="4.32cm" svg:d="m3861 2422-1654 1898">
          <text:p/>
        </draw:connector>
        <draw:connector draw:style-name="gr10" draw:text-style-name="P5" draw:layer="layout" draw:type="line" svg:x1="3.139cm" svg:y1="1.587cm" svg:x2="5.549cm" svg:y2="4.315cm" svg:d="m3139 1587 2410 2728">
          <text:p/>
        </draw:connector>
        <draw:connector draw:style-name="gr2" draw:text-style-name="P5" draw:layer="layout" draw:type="line" svg:x1="3.949cm" svg:y1="0.698cm" svg:x2="1.45cm" svg:y2="3.529cm" draw:end-shape="id4" draw:end-glue-point="2" svg:d="m3949 698-2499 2831">
          <text:p/>
        </draw:connector>
        <draw:connector draw:style-name="gr11" draw:text-style-name="P5" draw:layer="layout" draw:type="line" svg:x1="1.455cm" svg:y1="3.432cm" svg:x2="2.215cm" svg:y2="4.232cm" svg:d="m1455 3432 760 800">
          <text:p/>
        </draw:connector>
        <draw:connector draw:style-name="gr2" draw:text-style-name="P5" xml:id="id3" draw:id="id3" draw:layer="layout" draw:type="line" svg:x1="3.914cm" svg:y1="0.698cm" svg:x2="6.336cm" svg:y2="3.433cm" svg:d="m3914 698 2422 2735">
          <text:p/>
        </draw:connector>
        <draw:connector draw:style-name="gr11" draw:text-style-name="P5" draw:layer="layout" draw:type="line" svg:x1="6.309cm" svg:y1="3.353cm" svg:x2="5.539cm" svg:y2="4.226cm" svg:d="m6309 3353-770 873">
          <text:p/>
        </draw:connector>
        <draw:connector draw:style-name="gr2" draw:text-style-name="P5" draw:layer="layout" draw:type="line" svg:x1="3.936cm" svg:y1="0.743cm" svg:x2="3.934cm" svg:y2="0.076cm" svg:d="m3936 743-2-667">
          <text:p/>
        </draw:connector>
        <draw:connector draw:style-name="gr2" draw:text-style-name="P5" draw:layer="layout" draw:type="line" svg:x1="11.084cm" svg:y1="1.099cm" svg:x2="11.082cm" svg:y2="0.432cm" svg:d="m11084 1099-2-6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6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eo van Iersel</meta:initial-creator>
    <meta:creation-date>2012-05-30T16:41:35</meta:creation-date>
    <dc:date>2014-02-07T22:02:52.91</dc:date>
    <dc:creator>Leo van Iersel</dc:creator>
    <meta:editing-duration>PT28M16S</meta:editing-duration>
    <meta:editing-cycles>10</meta:editing-cycles>
    <meta:generator>OpenOffice.org/3.3$Win32 OpenOffice.org_project/330m20$Build-9567</meta:generator>
    <meta:document-statistic meta:object-count="26"/>
  </office:meta>
</office:document-meta>
</file>